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6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</style:style>
    <style:style style:name="P18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9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1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23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2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25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26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" fo:font-weight="normal" style:font-name-asian="ArialMT" style:font-weight-asian="normal" style:font-name-complex="ArialMT" style:font-weight-complex="normal"/>
    </style:style>
    <style:style style:name="T8" style:family="text">
      <style:text-properties style:use-window-font-color="true" style:font-name="Arial" fo:font-weight="normal" style:font-name-asian="ArialMT" style:font-weight-asian="normal" style:font-name-complex="ArialM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finálneho produktu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15"><text:tab/>Používateľská príručka, v rozsahu 21 strán</text:p>
      <text:p text:style-name="P15"><text:tab/>Systémová príručka, v rozsahu 5 strán</text:p>
      <text:p text:style-name="P15"><text:tab/>Technická dokumentácia, v rozsahu XX strán</text:p>
      <text:p text:style-name="P15"><text:tab/>Príspevok na IIT.SRC 2008 (rozšírený abstrakt), v rozsahu 2 strany</text:p>
      <text:p text:style-name="P15"><text:tab/>Dokumentácia riadenia projektu, v rozsahu 28 strán</text:p>
      <text:p text:style-name="P16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20. 5. 2008</text:p>
      <text:p text:style-name="P24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8">_________________________</text:p>
          </table:table-cell>
          <table:table-cell table:style-name="Tabuľka1.A1" office:value-type="string">
            <text:p text:style-name="P8">_________________________</text:p>
          </table:table-cell>
        </table:table-row>
        <table:table-row>
          <table:table-cell office:value-type="string">
            <text:p text:style-name="P14">doc. Ing. Jana Minárová, PhD.</text:p>
          </table:table-cell>
          <table:table-cell office:value-type="string">
            <text:p text:style-name="P13">ALUMINIUM</text:p>
          </table:table-cell>
        </table:table-row>
        <table:table-row>
          <table:table-cell office:value-type="string">
            <text:p text:style-name="P8">(pedagóg)</text:p>
          </table:table-cell>
          <table:table-cell office:value-type="string">
            <text:p text:style-name="P12">(tím č. 14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8-05-19T19:47:40</dc:date>
    <meta:editing-cycles>16</meta:editing-cycles>
    <meta:editing-duration>PT11H27M2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78" meta:character-count="601"/>
  </office:meta>
</office:document-meta>
</file>